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46000001D63B0B4D8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10.913cm" svg:x="0cm" svg:y="0.087cm">
          <draw:image xlink:href="Pictures/1000000000000546000001D63B0B4D88.jpg" xlink:type="simple" xlink:show="embed" xlink:actuate="onLoad">
            <text:p/>
          </draw:image>
        </draw:frame>
        <draw:line draw:style-name="gr2" draw:text-style-name="P1" draw:layer="layout" svg:x1="11.6cm" svg:y1="2.2cm" svg:x2="12.7cm" svg:y2="2.2cm">
          <text:p/>
        </draw:line>
        <draw:line draw:style-name="gr2" draw:text-style-name="P1" draw:layer="layout" svg:x1="14.6cm" svg:y1="3.7cm" svg:x2="14.6cm" svg:y2="7.1cm">
          <text:p/>
        </draw:line>
        <draw:line draw:style-name="gr2" draw:text-style-name="P1" draw:layer="layout" svg:x1="16.9cm" svg:y1="8.3cm" svg:x2="18.2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16:59:36.520000000</meta:creation-date>
    <dc:date>2015-03-13T17:00:44.450000000</dc:date>
    <meta:editing-duration>PT12S</meta:editing-duration>
    <meta:editing-cycles>1</meta:editing-cycles>
    <meta:document-statistic meta:object-count="4"/>
    <meta:generator>LibreOffice/4.3.2.2$Windows_x86 LibreOffice_project/edfb5295ba211bd31ad47d0bad0118690f76407d</meta:generator>
  </office:meta>
</office:document-meta>
</file>